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Config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ListenerAnnotationBeanPostProcessorTests.metaAnnotationIsDiscov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ProxyTestBean.handleIt( @ Header String value ,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MessageListenerTestBean.handleIt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aAnnotationTestBean.handleIt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ListenerAnnotationBeanPostProcessorTests.invali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ListenerAnnotationBeanPostProcessorTests.sendToAnnotationFoundOnInterfac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validProxyTestBean.handleIt( String value ,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alidProxyTestBean.handleIt2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ListenerAnnotationBeanPostProcessorTests.sendToAnnotationFoundOn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ListenerAnnotationBeanPostProcessorTests.simple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.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faceProxyTestBean.handleIt( @ Header String value ,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.jmsListenerEndpoin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